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mpiler.proce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ompiler.configureTransactionSampler( TransactionSampler transaction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Pair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mpiler.trackIterationListeners( LinkedList p_sta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Compiler.saveTransactionControllerConfigs( TransactionController t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ObjectPair.addTestElem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mpiler.saveSamplerConfigs( Sampler sa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TestCompiler.done( SamplePackage p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air.ObjectPair( TestElement one , TestElement tw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mpiler.configureWithConfigElements( Sampler sam , List confi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mpiler.TestCompiler( HashTree testTree , JMeterVariables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mpiler.configureSampler( Sampler 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mpil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mpiler.addDirectParentControllers( List controllers , TestElement maybeControl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Pai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mpiler.subtractNod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stCompiler.addNode( Object node , HashTree sub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